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2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colate Raspberry Brownies </text:p>
      <text:p text:style-name="P6">Serves: <text:span text:style-name="T3">16 bars</text:span></text:p>
      <text:p text:style-name="P3"/>
      <text:p text:style-name="P1">Ingredients</text:p>
      <text:p text:style-name="P9">2/3 cup seedless raspberry jam</text:p>
      <text:p text:style-name="P9">1 (21-ounce) box brownie mix (recommended: Duncan Hines Chewy Fudge)</text:p>
      <text:p text:style-name="P9">3 eggs</text:p>
      <text:p text:style-name="P9">1/2 cup vegetable oil</text:p>
      <text:p text:style-name="P9">1/4 cup water</text:p>
      <text:p text:style-name="P9"/>
      <text:p text:style-name="P1">Directions</text:p>
      <text:p text:style-name="P8">Position a baking rack in the center of the oven. Preheat the oven to 325 degrees F. Butter and flour a 9 by 13-inch baking pan.</text:p>
      <text:p text:style-name="P8">In a small saucepan, stir the jam constantly over low heat until pourable, about 1 minute. Set aside.</text:p>
      <text:p text:style-name="P8">In a large bowl, blend together the brownie mix, eggs, vegetable oil, and water. Using an electric hand mixer beat for 1 minute on medium speed. Pour the batter into the prepared pan. Spoon the jam over the top of the brownie batter. Using a small spatula, swirl jam into the brownie batter. Bake for 27 to 30 minutes or until a toothpick inserted about 1-inch from the edge of the pan comes out clean. Transfer the pan to a wire rack to cool.</text:p>
      <text:p text:style-name="P7"><text:span text:style-name="T1">Cut into 16 bars and store airtight in a plastic container for up to 1 we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5:20:56</meta:creation-date>
    <meta:document-statistic meta:table-count="0" meta:image-count="0" meta:object-count="0" meta:page-count="1" meta:paragraph-count="13" meta:word-count="176" meta:character-count="951"/>
    <dc:date>2011-08-09T15:24:43</dc:date>
    <dc:creator>Robert Houk</dc:creator>
    <meta:editing-duration>PT00H03M48S</meta:editing-duration>
    <meta:editing-cycles>1</meta:editing-cycles>
    <meta:generator>OpenOffice.org/3.2$Unix OpenOffice.org_project/320m18$Build-9502</meta:generator>
  </office:meta>
</office:document-meta>
</file>